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0b561a" officeooo:paragraph-rsid="000b561a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 style:writing-mode="lr-tb"/>
      <style:text-properties style:font-name="Liberation Serif" fo:font-size="12pt" fo:font-weight="normal" officeooo:rsid="001c0066" officeooo:paragraph-rsid="000b561a" style:font-size-asian="12pt" style:font-weight-asian="normal" style:font-size-complex="12pt" style:font-weight-complex="normal"/>
    </style:style>
    <style:style style:name="P3" style:family="paragraph" style:parent-style-name="Standard">
      <style:paragraph-properties style:writing-mode="lr-tb"/>
      <style:text-properties style:font-name="Liberation Serif" fo:font-size="12pt" fo:font-weight="normal" officeooo:rsid="001c0066" officeooo:paragraph-rsid="000b561a" style:font-size-asian="12pt" style:font-weight-asian="normal" style:font-size-complex="12pt" style:font-weight-complex="normal"/>
    </style:style>
    <style:style style:name="P4" style:family="paragraph" style:parent-style-name="Standard">
      <style:paragraph-properties style:writing-mode="lr-tb"/>
      <style:text-properties style:font-name="Liberation Serif" fo:font-size="12pt" fo:font-weight="bold" officeooo:rsid="001c0066" officeooo:paragraph-rsid="000b561a" style:font-size-asian="12pt" style:font-weight-asian="bold" style:font-size-complex="12pt" style:font-weight-complex="bold"/>
    </style:style>
    <style:style style:name="P5" style:family="paragraph" style:parent-style-name="Standard">
      <style:paragraph-properties style:writing-mode="lr-tb"/>
      <style:text-properties style:font-name="Liberation Serif" fo:font-size="12pt" fo:font-weight="normal" officeooo:rsid="001c0066" officeooo:paragraph-rsid="000cc34e" style:font-size-asian="12pt" style:font-weight-asian="normal" style:font-size-complex="12pt" style:font-weight-complex="normal"/>
    </style:style>
    <style:style style:name="P6" style:family="paragraph" style:parent-style-name="Standard">
      <style:paragraph-properties style:writing-mode="lr-tb"/>
      <style:text-properties style:font-name="Liberation Serif" fo:font-size="12pt" fo:font-weight="normal" officeooo:rsid="00165b06" officeooo:paragraph-rsid="000cc34e" style:font-size-asian="12pt" style:font-weight-asian="normal" style:font-size-complex="12pt" style:font-weight-complex="normal"/>
    </style:style>
    <style:style style:name="P7" style:family="paragraph" style:parent-style-name="Standard">
      <style:paragraph-properties style:writing-mode="lr-tb"/>
      <style:text-properties style:font-name="Liberation Serif" fo:font-size="12pt" fo:font-weight="bold" officeooo:rsid="001c0066" officeooo:paragraph-rsid="000cc34e" style:font-size-asian="12pt" style:font-weight-asian="bold" style:font-size-complex="12pt" style:font-weight-complex="bold"/>
    </style:style>
    <style:style style:name="P8" style:family="paragraph" style:parent-style-name="Standard">
      <style:paragraph-properties style:writing-mode="lr-tb"/>
      <style:text-properties style:font-name="Liberation Serif" fo:font-size="16pt" fo:font-weight="bold" officeooo:rsid="001c0066" officeooo:paragraph-rsid="000cc34e" style:font-size-asian="14pt" style:font-weight-asian="bold" style:font-size-complex="16pt" style:font-weight-complex="bold"/>
    </style:style>
    <style:style style:name="P9" style:family="paragraph" style:parent-style-name="Standard">
      <style:paragraph-properties fo:text-align="center" style:justify-single-word="false" style:writing-mode="lr-tb"/>
      <style:text-properties style:font-name="Liberation Serif" fo:font-size="16pt" fo:font-weight="bold" officeooo:rsid="001c0066" officeooo:paragraph-rsid="000cc34e" style:font-size-asian="14pt" style:font-weight-asian="bold" style:font-size-complex="16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d9460"/>
    </style:style>
    <style:style style:name="T3" style:family="text">
      <style:text-properties officeooo:rsid="00165b0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Use case diagram: <text:span text:style-name="T2">edge deletion </text:span><text:span text:style-name="T3">using environment</text:span></text:p>
      <text:p text:style-name="P8"/>
      <text:p text:style-name="P5"><text:span text:style-name="T1">Description:</text:span> The User deletes requested edges.</text:p>
      <text:p text:style-name="P5"/>
      <text:p text:style-name="P5"><text:span text:style-name="T1">Actors: </text:span>The User</text:p>
      <text:p text:style-name="P5"/>
      <text:p text:style-name="P5"><text:span text:style-name="T1">Preconditions:</text:span> <text:span text:style-name="T3">The application is running and the</text:span> edge set is not empty.</text:p>
      <text:p text:style-name="P5"/>
      <text:p text:style-name="P5"><text:span text:style-name="T1">Postconditions:</text:span> The set of edges of the Graph is changed <text:span text:style-name="T3">and the requested edge is removed from the MainWindow.</text:span></text:p>
      <text:p text:style-name="P7"/>
      <text:p text:style-name="P7">Main scenario:</text:p>
      <text:p text:style-name="P6">1. The User clicks on the ‘Delete’ tab that is located on the right side of the screen.</text:p>
      <text:p text:style-name="P6">2. The User clicks on the edge they want to delete.</text:p>
      <text:p text:style-name="P6">3. The selected edge is now removed from the edge set.</text:p>
      <text:p text:style-name="P6">4. The selected edge is also removed from the Main Window.</text:p>
      <text:p text:style-name="P5"/>
      <text:p text:style-name="P7">Alternative scenarios:</text:p>
      <text:p text:style-name="P5"/>
      <text:p text:style-name="P5">• <text:span text:style-name="T1">Application exit:</text:span><text:bookmark text:name="page27R_mcid721"/> If User exists the application, any input or changes will be lost.</text:p>
      <text:p text:style-name="P5"><text:span text:style-name="T1"/></text:p>
      <text:p text:style-name="P5"><text:span text:style-name="T1">Additional information:</text:span> None.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27T22:21:35.758835485</meta:creation-date>
    <dc:date>2022-12-26T18:21:57.258816199</dc:date>
    <meta:editing-duration>PT1M5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13" meta:word-count="120" meta:character-count="695" meta:non-whitespace-character-count="588"/>
  </office:meta>
</office:document-meta>
</file>